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1718f" officeooo:paragraph-rsid="0015f11f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47dd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ca07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a07" officeooo:paragraph-rsid="001aca07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paragraph-rsid="001d900b"/>
    </style:style>
    <style:style style:name="P6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16f9e" officeooo:paragraph-rsid="00216f9e"/>
    </style:style>
    <style:style style:name="P7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16f9e" officeooo:paragraph-rsid="00216f9e"/>
    </style:style>
    <style:style style:name="T1" style:family="text">
      <style:text-properties officeooo:rsid="00184902"/>
    </style:style>
    <style:style style:name="T2" style:family="text">
      <style:text-properties officeooo:rsid="001d900b"/>
    </style:style>
    <style:style style:name="T3" style:family="text">
      <style:text-properties fo:color="#57606a" style:font-name="ui-monospace" fo:font-size="10.5pt"/>
    </style:style>
    <style:style style:name="T4" style:family="text">
      <style:text-properties officeooo:rsid="001f5ea0"/>
    </style:style>
    <style:style style:name="T5" style:family="text">
      <style:text-properties officeooo:rsid="001fb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Git access token - </text:span><text:span text:style-name="T3">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</text:span></text:p>
      <text:p text:style-name="P1"><text:span text:style-name="T1">1.</text:span>There is a bridge with 2 ends X and Y. There are 4 people(A,B,C,D) standing at X Minimum time required by an individual to cross the bridge is as follows:</text:p>
      <text:p text:style-name="P1"><text:s/>A =&gt; 1 minute</text:p>
      <text:p text:style-name="P1"><text:s/>B =&gt; 2 minutes </text:p>
      <text:p text:style-name="P1"><text:s/>C =&gt; 5 minutes</text:p>
      <text:p text:style-name="P1"><text:s/>D =&gt; 10 minutes</text:p>
      <text:p text:style-name="P1"><text:s/>They have a single torch. It’s night time, no-one can cross without a torch. Maximum 2 can cross at a time. What is the minimum time required to send all from X to Y?</text:p>
      <text:p text:style-name="P4"/>
      <text:p text:style-name="P4">Sol:- </text:p>
      <text:p text:style-name="P2">A+B =&gt; 2 min</text:p>
      <text:p text:style-name="P2">A &lt;= 1 min</text:p>
      <text:p text:style-name="P2">C+D =&gt; 10 min </text:p>
      <text:p text:style-name="P2">B &lt;= 2 min </text:p>
      <text:p text:style-name="P4">A +B =&gt; 2</text:p>
      <text:p text:style-name="P4">2 +1 +10 +2 +2 = 17 min </text:p>
      <text:p text:style-name="P3"><text:s/><text:span text:style-name="T4">done</text:span><text:span text:style-name="T5">wfwfwf</text:span></text:p>
      <text:p text:style-name="P3"/>
      <text:p text:style-name="P6">1. API LINKS</text:p>
      <text:p text:style-name="P6"><text:a xlink:type="simple" xlink:href="https://itnext.io/flutter-handling-your-network-api-calls-like-a-boss-936eef296547" text:style-name="Internet_20_link" text:visited-style-name="Visited_20_Internet_20_Link">https://itnext.io/flutter-handling-your-network-api-calls-like-a-boss-936eef296547</text:a></text:p>
      <text:p text:style-name="P6"><text:a xlink:type="simple" xlink:href="https://www.raywenderlich.com/5896601-flutter-networking-tutorial-getting-started" text:style-name="Internet_20_link" text:visited-style-name="Visited_20_Internet_20_Link">https://www.raywenderlich.com/5896601-flutter-networking-tutorial-getting-started</text:a></text:p>
      <text:p text:style-name="P6"><text:a xlink:type="simple" xlink:href="https://blog.logrocket.com/networking-flutter-using-http-package/" text:style-name="Internet_20_link" text:visited-style-name="Visited_20_Internet_20_Link">https://blog.logrocket.com/networking-flutter-using-http-package/</text:a></text:p>
      <text:p text:style-name="P6">https://www.youtube.com/watch?v=H_3X6vYQb0E <text:s/>fetch users</text:p>
      <text:p text:style-name="P6">https://www.youtube.com/watch?v=ooKpx614ZTM <text:s text:c="2"/>// fech user with future provider</text:p>
      <text:p text:style-name="P6">https://www.youtube.com/watch?v=H_3X6vYQb0E&amp;t=327s</text:p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2:37:04.400726589</meta:creation-date>
    <dc:date>2021-10-22T00:28:42.109229222</dc:date>
    <meta:editing-duration>PT1H25M5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32" meta:character-count="965" meta:non-whitespace-character-count="841"/>
  </office:meta>
</office:document-meta>
</file>